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3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8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8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3" office:value-type="date" office:date-value="1878-01-03">
            <text:p>03.01.1878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303</text:p>
          </table:table-cell>
          <table:table-cell office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3" office:value-type="date" office:date-value="1838-10-14">
            <text:p>14.10.1838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405</text:p>
          </table:table-cell>
          <table:table-cell office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3" office:value-type="date" office:date-value="1841-05-17">
            <text:p>17.05.184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407</text:p>
          </table:table-cell>
          <table:table-cell office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>
            <text:p>A405</text:p>
          </table:table-cell>
          <table:table-cell office:value-type="string">
            <text:p>Johannes</text:p>
          </table:table-cell>
          <table:table-cell office:value-type="string">
            <text:p>Eliasson</text:p>
          </table:table-cell>
          <table:table-cell table:style-name="ce3" office:value-type="date" office:date-value="1806-08-01">
            <text:p>01.08.1806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09</text:p>
          </table:table-cell>
          <table:table-cell office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</text:p>
          </table:table-cell>
          <table:table-cell table:style-name="ce3" office:value-type="date" office:date-value="1813-10-26">
            <text:p>26.10.1813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11</text:p>
          </table:table-cell>
          <table:table-cell office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dr</text:p>
          </table:table-cell>
          <table:table-cell table:style-name="ce3" office:value-type="date" office:date-value="1798-11-12">
            <text:p>12.11.1798</text:p>
          </table:table-cell>
          <table:table-cell office:value-type="string">
            <text:p>Jokioinen</text:p>
          </table:table-cell>
          <table:table-cell office:value-type="string">
            <text:p>A513</text:p>
          </table:table-cell>
          <table:table-cell office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table:style-name="ce3" office:value-type="date" office:date-value="1793-12-15">
            <text:p>15.12.1793</text:p>
          </table:table-cell>
          <table:table-cell office:value-type="string">
            <text:p>Jokioinen</text:p>
          </table:table-cell>
          <table:table-cell office:value-type="string">
            <text:p>A515</text:p>
          </table:table-cell>
          <table:table-cell office:value-type="string">
            <text:p>A516</text:p>
          </table:table-cell>
          <table:table-cell table:number-columns-repeated="1016"/>
        </table:table-row>
        <table:table-row table:style-name="ro3">
          <table:table-cell office:value-type="string">
            <text:p>A6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21-12-31">
            <text:p>30.12.1721</text:p>
          </table:table-cell>
          <table:table-cell office:value-type="string">
            <text:p>Jokioinen</text:p>
          </table:table-cell>
          <table:table-cell office:value-type="string">
            <text:p>A701</text:p>
          </table:table-cell>
          <table:table-cell office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>
            <text:p>A602</text:p>
          </table:table-cell>
          <table:table-cell office:value-type="string">
            <text:p>Maria <text:s/></text:p>
          </table:table-cell>
          <table:table-cell office:value-type="string">
            <text:p>Jacobsdr</text:p>
          </table:table-cell>
          <table:table-cell table:style-name="ce3" office:value-type="date" office:date-value="1735-06-05">
            <text:p>04.06.1735</text:p>
          </table:table-cell>
          <table:table-cell office:value-type="string">
            <text:p>Humppila</text:p>
          </table:table-cell>
          <table:table-cell office:value-type="string">
            <text:p>A703</text:p>
          </table:table-cell>
          <table:table-cell office:value-type="string">
            <text:p>A704</text:p>
          </table:table-cell>
          <table:table-cell table:number-columns-repeated="1016"/>
        </table:table-row>
        <table:table-row table:style-name="ro3" table:number-rows-repeated="2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.01.2016</text:date>, <text:time>08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9T08:55:56.23</dc:date>
    <meta:editing-cycles>39</meta:editing-cycles>
    <meta:editing-duration>PT6H40M57S</meta:editing-duration>
    <meta:generator>OpenOffice/4.0.1$Win32 OpenOffice.org_project/401m5$Build-9714</meta:generator>
    <dc:creator>Pertti Kulmala</dc:creator>
    <meta:document-statistic meta:table-count="2" meta:cell-count="174" meta:object-count="0"/>
  </office:meta>
</office:document-meta>
</file>